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8" calcext:value-type="float">
            <text:p>208</text:p>
          </table:table-cell>
          <table:table-cell office:value-type="float" office:value="312" calcext:value-type="float">
            <text:p>312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table:number-columns-repeated="1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([.A3]-[.$D$8])^2" office:value-type="float" office:value="260.94674556213" calcext:value-type="float">
            <text:p>260,94674556213</text:p>
          </table:table-cell>
          <table:table-cell table:formula="of:=([.B3]-[.$D$8])^2" office:value-type="float" office:value="14.792899408284" calcext:value-type="float">
            <text:p>14,792899408284</text:p>
          </table:table-cell>
          <table:table-cell table:formula="of:=([.C3]-[.$D$8])^2" office:value-type="float" office:value="9.94674556213017" calcext:value-type="float">
            <text:p>9,94674556213017</text:p>
          </table:table-cell>
          <table:table-cell table:formula="of:=([.D3]-[.$D$8])^2" office:value-type="float" office:value="8.10059171597633" calcext:value-type="float">
            <text:p>8,10059171597633</text:p>
          </table:table-cell>
          <table:table-cell table:formula="of:=([.E3]-[.$D$8])^2" office:value-type="float" office:value="61.5621301775148" calcext:value-type="float">
            <text:p>61,5621301775148</text:p>
          </table:table-cell>
          <table:table-cell table:formula="of:=([.F3]-[.$D$8])^2" office:value-type="float" office:value="34.1775147928994" calcext:value-type="float">
            <text:p>34,1775147928994</text:p>
          </table:table-cell>
          <table:table-cell table:formula="of:=([.G3]-[.$D$8])^2" office:value-type="float" office:value="9.94674556213017" calcext:value-type="float">
            <text:p>9,94674556213017</text:p>
          </table:table-cell>
          <table:table-cell table:formula="of:=([.H3]-[.$D$8])^2" office:value-type="float" office:value="3.40828402366864" calcext:value-type="float">
            <text:p>3,40828402366864</text:p>
          </table:table-cell>
          <table:table-cell table:formula="of:=([.I3]-[.$D$8])^2" office:value-type="float" office:value="0.715976331360948" calcext:value-type="float">
            <text:p>0,715976331360948</text:p>
          </table:table-cell>
          <table:table-cell table:formula="of:=([.J3]-[.$D$8])^2" office:value-type="float" office:value="0.715976331360948" calcext:value-type="float">
            <text:p>0,715976331360948</text:p>
          </table:table-cell>
          <table:table-cell table:formula="of:=([.K3]-[.$D$8])^2" office:value-type="float" office:value="1.33136094674556" calcext:value-type="float">
            <text:p>1,33136094674556</text:p>
          </table:table-cell>
          <table:table-cell table:formula="of:=([.L3]-[.$D$8])^2" office:value-type="float" office:value="0.0236686390532543" calcext:value-type="float">
            <text:p>0,023668639053254</text:p>
          </table:table-cell>
          <table:table-cell table:formula="of:=([.M3]-[.$D$8])^2" office:value-type="float" office:value="0.0236686390532543" calcext:value-type="float">
            <text:p>0,023668639053254</text:p>
          </table:table-cell>
          <table:table-cell table:number-columns-repeated="11"/>
        </table:table-row>
        <table:table-row table:style-name="ro1">
          <table:table-cell table:formula="of:=([.$D$9]-(87-[.A3]))^2" office:value-type="float" office:value="283.792899408284" calcext:value-type="float">
            <text:p>283,792899408284</text:p>
          </table:table-cell>
          <table:table-cell table:formula="of:=([.$D$9]-(87-[.B3]))^2" office:value-type="float" office:value="9.94674556213013" calcext:value-type="float">
            <text:p>9,94674556213013</text:p>
          </table:table-cell>
          <table:table-cell table:formula="of:=([.$D$9]-(87-[.C3]))^2" office:value-type="float" office:value="14.7928994082841" calcext:value-type="float">
            <text:p>14,7928994082841</text:p>
          </table:table-cell>
          <table:table-cell table:formula="of:=([.$D$9]-(87-[.D3]))^2" office:value-type="float" office:value="4.63905325443784" calcext:value-type="float">
            <text:p>4,63905325443784</text:p>
          </table:table-cell>
          <table:table-cell table:formula="of:=([.$D$9]-(87-[.E3]))^2" office:value-type="float" office:value="51.1775147928993" calcext:value-type="float">
            <text:p>51,1775147928993</text:p>
          </table:table-cell>
          <table:table-cell table:formula="of:=([.$D$9]-(87-[.F3]))^2" office:value-type="float" office:value="26.5621301775147" calcext:value-type="float">
            <text:p>26,5621301775147</text:p>
          </table:table-cell>
          <table:table-cell table:formula="of:=([.$D$9]-(87-[.G3]))^2" office:value-type="float" office:value="14.7928994082841" calcext:value-type="float">
            <text:p>14,7928994082841</text:p>
          </table:table-cell>
          <table:table-cell table:formula="of:=([.$D$9]-(87-[.H3]))^2" office:value-type="float" office:value="1.33136094674554" calcext:value-type="float">
            <text:p>1,33136094674554</text:p>
          </table:table-cell>
          <table:table-cell table:formula="of:=([.$D$9]-(87-[.I3]))^2" office:value-type="float" office:value="0.0236686390532521" calcext:value-type="float">
            <text:p>0,023668639053252</text:p>
          </table:table-cell>
          <table:table-cell table:formula="of:=([.$D$9]-(87-[.J3]))^2" office:value-type="float" office:value="0.0236686390532521" calcext:value-type="float">
            <text:p>0,023668639053252</text:p>
          </table:table-cell>
          <table:table-cell table:formula="of:=([.$D$9]-(87-[.K3]))^2" office:value-type="float" office:value="3.40828402366867" calcext:value-type="float">
            <text:p>3,40828402366867</text:p>
          </table:table-cell>
          <table:table-cell table:formula="of:=([.$D$9]-(87-[.L3]))^2" office:value-type="float" office:value="0.71597633136096" calcext:value-type="float">
            <text:p>0,71597633136096</text:p>
          </table:table-cell>
          <table:table-cell table:formula="of:=([.$D$9]-(87-[.M3]))^2" office:value-type="float" office:value="0.71597633136096" calcext:value-type="float">
            <text:p>0,7159763313609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M3])" office:value-type="float" office:value="223" calcext:value-type="float">
            <text:p>223</text:p>
          </table:table-cell>
          <table:table-cell table:formula="of:=SUM([.A4:.M4])" office:value-type="float" office:value="13" calcext:value-type="float">
            <text:p>13</text:p>
          </table:table-cell>
          <table:table-cell table:formula="of:=[.A8]/(87*[.B8])" office:value-type="float" office:value="0.197170645446507" calcext:value-type="float">
            <text:p>0,197170645446507</text:p>
          </table:table-cell>
          <table:table-cell table:formula="of:=[.A8]/[.B8]" office:value-type="float" office:value="17.1538461538462" calcext:value-type="float">
            <text:p>17,1538461538462</text:p>
          </table:table-cell>
          <table:table-cell table:formula="of:=SQRT(SUM([.A5:.M5])/[.B8])" office:value-type="float" office:value="5.58633158626625" calcext:value-type="float">
            <text:p>5,58633158626625</text:p>
          </table:table-cell>
          <table:table-cell table:formula="of:=[.E8]/87" office:value-type="float" office:value="0.0642107078881178" calcext:value-type="float">
            <text:p>0,06421070788811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-[.C10]" office:value-type="float" office:value="0.794871794871795" calcext:value-type="float">
            <text:p>0,794871794871795</text:p>
          </table:table-cell>
          <table:table-cell table:formula="of:=[.C9]*87" office:value-type="float" office:value="69.1538461538462" calcext:value-type="float">
            <text:p>69,1538461538462</text:p>
          </table:table-cell>
          <table:table-cell table:formula="of:=SQRT(SUM([.A6:.M6])/[.B8])" office:value-type="float" office:value="5.62906657737714" calcext:value-type="float">
            <text:p>5,62906657737714</text:p>
          </table:table-cell>
          <table:table-cell table:formula="of:=[.E9]/87" office:value-type="float" office:value="0.0647019146824959" calcext:value-type="float">
            <text:p>0,064701914682496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float" office:value="0.00795755968169761" calcext:value-type="float">
            <text:p>0,007957559681698</text:p>
          </table:table-cell>
          <table:table-cell table:number-columns-repeated="21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([.$D$29]-([.$A$20]-[.A23]))^2" office:value-type="string" office:string-value="" calcext:value-type="error">
            <text:p>#DIV/0!</text:p>
          </table:table-cell>
          <table:table-cell table:formula="of:=([.$D$29]-([.$A$20]-[.B23]))^2" office:value-type="string" office:string-value="" calcext:value-type="error">
            <text:p>#DIV/0!</text:p>
          </table:table-cell>
          <table:table-cell table:formula="of:=([.$D$29]-([.$A$20]-[.C23]))^2" office:value-type="string" office:string-value="" calcext:value-type="error">
            <text:p>#DIV/0!</text:p>
          </table:table-cell>
          <table:table-cell table:formula="of:=([.$D$29]-([.$A$20]-[.D23]))^2" office:value-type="string" office:string-value="" calcext:value-type="error">
            <text:p>#DIV/0!</text:p>
          </table:table-cell>
          <table:table-cell table:formula="of:=([.$D$29]-([.$A$20]-[.E23]))^2" office:value-type="string" office:string-value="" calcext:value-type="error">
            <text:p>#DIV/0!</text:p>
          </table:table-cell>
          <table:table-cell table:formula="of:=([.$D$29]-([.$A$20]-[.F23]))^2" office:value-type="string" office:string-value="" calcext:value-type="error">
            <text:p>#DIV/0!</text:p>
          </table:table-cell>
          <table:table-cell table:formula="of:=([.$D$29]-([.$A$20]-[.G23]))^2" office:value-type="string" office:string-value="" calcext:value-type="error">
            <text:p>#DIV/0!</text:p>
          </table:table-cell>
          <table:table-cell table:formula="of:=([.$D$29]-([.$A$20]-[.H23]))^2" office:value-type="string" office:string-value="" calcext:value-type="error">
            <text:p>#DIV/0!</text:p>
          </table:table-cell>
          <table:table-cell table:formula="of:=([.$D$29]-([.$A$20]-[.I23]))^2" office:value-type="string" office:string-value="" calcext:value-type="error">
            <text:p>#DIV/0!</text:p>
          </table:table-cell>
          <table:table-cell table:formula="of:=([.$D$29]-([.$A$20]-[.J23]))^2" office:value-type="string" office:string-value="" calcext:value-type="error">
            <text:p>#DIV/0!</text:p>
          </table:table-cell>
          <table:table-cell table:formula="of:=([.$D$29]-([.$A$20]-[.K23]))^2" office:value-type="string" office:string-value="" calcext:value-type="error">
            <text:p>#DIV/0!</text:p>
          </table:table-cell>
          <table:table-cell table:formula="of:=([.$D$29]-([.$A$20]-[.L23]))^2" office:value-type="string" office:string-value="" calcext:value-type="error">
            <text:p>#DIV/0!</text:p>
          </table:table-cell>
          <table:table-cell table:formula="of:=([.$D$29]-([.$A$20]-[.M23]))^2" office:value-type="string" office:string-value="" calcext:value-type="error">
            <text:p>#DIV/0!</text:p>
          </table:table-cell>
          <table:table-cell table:formula="of:=([.$D$29]-([.$A$20]-[.N23]))^2" office:value-type="string" office:string-value="" calcext:value-type="error">
            <text:p>#DIV/0!</text:p>
          </table:table-cell>
          <table:table-cell table:formula="of:=([.$D$29]-([.$A$20]-[.O23]))^2" office:value-type="string" office:string-value="" calcext:value-type="error">
            <text:p>#DIV/0!</text:p>
          </table:table-cell>
          <table:table-cell table:formula="of:=([.$D$29]-([.$A$20]-[.P23]))^2" office:value-type="string" office:string-value="" calcext:value-type="error">
            <text:p>#DIV/0!</text:p>
          </table:table-cell>
          <table:table-cell table:formula="of:=([.$D$29]-([.$A$20]-[.Q23]))^2" office:value-type="string" office:string-value="" calcext:value-type="error">
            <text:p>#DIV/0!</text:p>
          </table:table-cell>
          <table:table-cell table:formula="of:=([.$D$29]-([.$A$20]-[.R23]))^2" office:value-type="string" office:string-value="" calcext:value-type="error">
            <text:p>#DIV/0!</text:p>
          </table:table-cell>
          <table:table-cell table:formula="of:=([.$D$29]-([.$A$20]-[.S23]))^2" office:value-type="string" office:string-value="" calcext:value-type="error">
            <text:p>#DIV/0!</text:p>
          </table:table-cell>
          <table:table-cell table:formula="of:=([.$D$29]-([.$A$20]-[.T23])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string" office:string-value="" calcext:value-type="error">
            <text:p>#DIV/0!</text:p>
          </table:table-cell>
          <table:table-cell table:formula="of:=[.C29]*[.A20]" office:value-type="string" office:string-value="" calcext:value-type="error">
            <text:p>#DIV/0!</text:p>
          </table:table-cell>
          <table:table-cell table:formula="of:=SQRT(SUM([.A26:.X26])/[.B28])" office:value-type="string" office:string-value="" calcext:value-type="error">
            <text:p>#DIV/0!</text:p>
          </table:table-cell>
          <table:table-cell table:formula="of:=[.E29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8" calcext:value-type="float">
            <text:p>208</text:p>
          </table:table-cell>
          <table:table-cell office:value-type="float" office:value="312" calcext:value-type="float">
            <text:p>312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table:number-columns-repeated="11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([.A3]-[.$D$8])^2" office:value-type="float" office:value="0.479289940828402" calcext:value-type="float">
            <text:p>0,479289940828402</text:p>
          </table:table-cell>
          <table:table-cell table:formula="of:=([.B3]-[.$D$8])^2" office:value-type="float" office:value="0.479289940828402" calcext:value-type="float">
            <text:p>0,479289940828402</text:p>
          </table:table-cell>
          <table:table-cell table:formula="of:=([.C3]-[.$D$8])^2" office:value-type="float" office:value="0.479289940828402" calcext:value-type="float">
            <text:p>0,479289940828402</text:p>
          </table:table-cell>
          <table:table-cell table:formula="of:=([.D3]-[.$D$8])^2" office:value-type="float" office:value="0.479289940828402" calcext:value-type="float">
            <text:p>0,479289940828402</text:p>
          </table:table-cell>
          <table:table-cell table:formula="of:=([.E3]-[.$D$8])^2" office:value-type="float" office:value="0.479289940828402" calcext:value-type="float">
            <text:p>0,479289940828402</text:p>
          </table:table-cell>
          <table:table-cell table:formula="of:=([.F3]-[.$D$8])^2" office:value-type="float" office:value="0.479289940828402" calcext:value-type="float">
            <text:p>0,479289940828402</text:p>
          </table:table-cell>
          <table:table-cell table:formula="of:=([.G3]-[.$D$8])^2" office:value-type="float" office:value="0.479289940828402" calcext:value-type="float">
            <text:p>0,479289940828402</text:p>
          </table:table-cell>
          <table:table-cell table:formula="of:=([.H3]-[.$D$8])^2" office:value-type="float" office:value="10.9408284023669" calcext:value-type="float">
            <text:p>10,9408284023669</text:p>
          </table:table-cell>
          <table:table-cell table:formula="of:=([.I3]-[.$D$8])^2" office:value-type="float" office:value="0.479289940828402" calcext:value-type="float">
            <text:p>0,479289940828402</text:p>
          </table:table-cell>
          <table:table-cell table:formula="of:=([.J3]-[.$D$8])^2" office:value-type="float" office:value="0.479289940828402" calcext:value-type="float">
            <text:p>0,479289940828402</text:p>
          </table:table-cell>
          <table:table-cell table:formula="of:=([.K3]-[.$D$8])^2" office:value-type="float" office:value="0.479289940828402" calcext:value-type="float">
            <text:p>0,479289940828402</text:p>
          </table:table-cell>
          <table:table-cell table:formula="of:=([.L3]-[.$D$8])^2" office:value-type="float" office:value="1.71005917159763" calcext:value-type="float">
            <text:p>1,71005917159763</text:p>
          </table:table-cell>
          <table:table-cell table:formula="of:=([.M3]-[.$D$8])^2" office:value-type="float" office:value="5.32544378698225" calcext:value-type="float">
            <text:p>5,32544378698225</text:p>
          </table:table-cell>
          <table:table-cell table:number-columns-repeated="11"/>
        </table:table-row>
        <table:table-row table:style-name="ro1">
          <table:table-cell table:formula="of:=([.$D$9]-(87-[.A3]))^2" office:value-type="float" office:value="0.479289940828404" calcext:value-type="float">
            <text:p>0,479289940828404</text:p>
          </table:table-cell>
          <table:table-cell table:formula="of:=([.$D$9]-(87-[.B3]))^2" office:value-type="float" office:value="0.479289940828404" calcext:value-type="float">
            <text:p>0,479289940828404</text:p>
          </table:table-cell>
          <table:table-cell table:formula="of:=([.$D$9]-(87-[.C3]))^2" office:value-type="float" office:value="0.479289940828404" calcext:value-type="float">
            <text:p>0,479289940828404</text:p>
          </table:table-cell>
          <table:table-cell table:formula="of:=([.$D$9]-(87-[.D3]))^2" office:value-type="float" office:value="0.479289940828404" calcext:value-type="float">
            <text:p>0,479289940828404</text:p>
          </table:table-cell>
          <table:table-cell table:formula="of:=([.$D$9]-(87-[.E3]))^2" office:value-type="float" office:value="0.479289940828404" calcext:value-type="float">
            <text:p>0,479289940828404</text:p>
          </table:table-cell>
          <table:table-cell table:formula="of:=([.$D$9]-(87-[.F3]))^2" office:value-type="float" office:value="0.479289940828404" calcext:value-type="float">
            <text:p>0,479289940828404</text:p>
          </table:table-cell>
          <table:table-cell table:formula="of:=([.$D$9]-(87-[.G3]))^2" office:value-type="float" office:value="0.479289940828404" calcext:value-type="float">
            <text:p>0,479289940828404</text:p>
          </table:table-cell>
          <table:table-cell table:formula="of:=([.$D$9]-(87-[.H3]))^2" office:value-type="float" office:value="10.9408284023669" calcext:value-type="float">
            <text:p>10,9408284023669</text:p>
          </table:table-cell>
          <table:table-cell table:formula="of:=([.$D$9]-(87-[.I3]))^2" office:value-type="float" office:value="0.479289940828404" calcext:value-type="float">
            <text:p>0,479289940828404</text:p>
          </table:table-cell>
          <table:table-cell table:formula="of:=([.$D$9]-(87-[.J3]))^2" office:value-type="float" office:value="0.479289940828404" calcext:value-type="float">
            <text:p>0,479289940828404</text:p>
          </table:table-cell>
          <table:table-cell table:formula="of:=([.$D$9]-(87-[.K3]))^2" office:value-type="float" office:value="0.479289940828404" calcext:value-type="float">
            <text:p>0,479289940828404</text:p>
          </table:table-cell>
          <table:table-cell table:formula="of:=([.$D$9]-(87-[.L3]))^2" office:value-type="float" office:value="1.71005917159763" calcext:value-type="float">
            <text:p>1,71005917159763</text:p>
          </table:table-cell>
          <table:table-cell table:formula="of:=([.$D$9]-(87-[.M3]))^2" office:value-type="float" office:value="5.32544378698224" calcext:value-type="float">
            <text:p>5,325443786982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M3])" office:value-type="float" office:value="9" calcext:value-type="float">
            <text:p>9</text:p>
          </table:table-cell>
          <table:table-cell table:formula="of:=SUM([.A4:.M4])" office:value-type="float" office:value="13" calcext:value-type="float">
            <text:p>13</text:p>
          </table:table-cell>
          <table:table-cell table:formula="of:=[.A8]/(87*[.B8])" office:value-type="float" office:value="0.00795755968169761" calcext:value-type="float">
            <text:p>0,007957559681698</text:p>
          </table:table-cell>
          <table:table-cell table:formula="of:=[.A8]/[.B8]" office:value-type="float" office:value="0.692307692307692" calcext:value-type="float">
            <text:p>0,692307692307692</text:p>
          </table:table-cell>
          <table:table-cell table:formula="of:=SQRT(SUM([.A5:.M5])/[.B8])" office:value-type="float" office:value="1.3234346564681" calcext:value-type="float">
            <text:p>1,3234346564681</text:p>
          </table:table-cell>
          <table:table-cell table:formula="of:=[.E8]/87" office:value-type="float" office:value="0.0152118926030816" calcext:value-type="float">
            <text:p>0,01521189260308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92042440318302" calcext:value-type="float">
            <text:p>0,992042440318302</text:p>
          </table:table-cell>
          <table:table-cell table:formula="of:=[.C9]*87" office:value-type="float" office:value="86.3076923076923" calcext:value-type="float">
            <text:p>86,3076923076923</text:p>
          </table:table-cell>
          <table:table-cell table:formula="of:=SQRT(SUM([.A6:.M6])/[.B8])" office:value-type="float" office:value="1.3234346564681" calcext:value-type="float">
            <text:p>1,3234346564681</text:p>
          </table:table-cell>
          <table:table-cell table:formula="of:=[.E9]/87" office:value-type="float" office:value="0.0152118926030816" calcext:value-type="float">
            <text:p>0,01521189260308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float" office:value="0.00795755968169761" calcext:value-type="float">
            <text:p>0,007957559681698</text:p>
          </table:table-cell>
          <table:table-cell table:number-columns-repeated="21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8" calcext:value-type="float">
            <text:p>208</text:p>
          </table:table-cell>
          <table:table-cell office:value-type="float" office:value="312" calcext:value-type="float">
            <text:p>312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table:number-columns-repeated="1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7-5" office:value-type="float" office:value="2" calcext:value-type="float">
            <text:p>2</text:p>
          </table:table-cell>
          <table:table-cell table:formula="of:=9-8" office:value-type="float" office:value="1" calcext:value-type="float">
            <text:p>1</text:p>
          </table:table-cell>
          <table:table-cell table:formula="of:=6-6" office:value-type="float" office:value="0" calcext:value-type="float">
            <text:p>0</text:p>
          </table:table-cell>
          <table:table-cell table:formula="of:=14-7" office:value-type="float" office:value="7" calcext:value-type="float">
            <text:p>7</text:p>
          </table:table-cell>
          <table:table-cell table:formula="of:=4-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5-4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([.A3]-[.$D$8])^2" office:value-type="float" office:value="3.69822485207101" calcext:value-type="float">
            <text:p>3,69822485207101</text:p>
          </table:table-cell>
          <table:table-cell table:formula="of:=([.B3]-[.$D$8])^2" office:value-type="float" office:value="1.15976331360947" calcext:value-type="float">
            <text:p>1,15976331360947</text:p>
          </table:table-cell>
          <table:table-cell table:formula="of:=([.C3]-[.$D$8])^2" office:value-type="float" office:value="0.85207100591716" calcext:value-type="float">
            <text:p>0,85207100591716</text:p>
          </table:table-cell>
          <table:table-cell table:formula="of:=([.D3]-[.$D$8])^2" office:value-type="float" office:value="0.0059171597633136" calcext:value-type="float">
            <text:p>0,005917159763314</text:p>
          </table:table-cell>
          <table:table-cell table:formula="of:=([.E3]-[.$D$8])^2" office:value-type="float" office:value="1.15976331360947" calcext:value-type="float">
            <text:p>1,15976331360947</text:p>
          </table:table-cell>
          <table:table-cell table:formula="of:=([.F3]-[.$D$8])^2" office:value-type="float" office:value="35.0828402366864" calcext:value-type="float">
            <text:p>35,0828402366864</text:p>
          </table:table-cell>
          <table:table-cell table:formula="of:=([.G3]-[.$D$8])^2" office:value-type="float" office:value="1.15976331360947" calcext:value-type="float">
            <text:p>1,15976331360947</text:p>
          </table:table-cell>
          <table:table-cell table:formula="of:=([.H3]-[.$D$8])^2" office:value-type="float" office:value="1.15976331360947" calcext:value-type="float">
            <text:p>1,15976331360947</text:p>
          </table:table-cell>
          <table:table-cell table:formula="of:=([.I3]-[.$D$8])^2" office:value-type="float" office:value="1.15976331360947" calcext:value-type="float">
            <text:p>1,15976331360947</text:p>
          </table:table-cell>
          <table:table-cell table:formula="of:=([.J3]-[.$D$8])^2" office:value-type="float" office:value="1.15976331360947" calcext:value-type="float">
            <text:p>1,15976331360947</text:p>
          </table:table-cell>
          <table:table-cell table:formula="of:=([.K3]-[.$D$8])^2" office:value-type="float" office:value="1.15976331360947" calcext:value-type="float">
            <text:p>1,15976331360947</text:p>
          </table:table-cell>
          <table:table-cell table:formula="of:=([.L3]-[.$D$8])^2" office:value-type="float" office:value="1.15976331360947" calcext:value-type="float">
            <text:p>1,15976331360947</text:p>
          </table:table-cell>
          <table:table-cell table:formula="of:=([.M3]-[.$D$8])^2" office:value-type="float" office:value="0.0059171597633136" calcext:value-type="float">
            <text:p>0,005917159763314</text:p>
          </table:table-cell>
          <table:table-cell table:number-columns-repeated="11"/>
        </table:table-row>
        <table:table-row table:style-name="ro1">
          <table:table-cell table:formula="of:=([.$D$9]-(87-[.A3]))^2" office:value-type="float" office:value="3.69822485207099" calcext:value-type="float">
            <text:p>3,69822485207099</text:p>
          </table:table-cell>
          <table:table-cell table:formula="of:=([.$D$9]-(87-[.B3]))^2" office:value-type="float" office:value="1.15976331360947" calcext:value-type="float">
            <text:p>1,15976331360947</text:p>
          </table:table-cell>
          <table:table-cell table:formula="of:=([.$D$9]-(87-[.C3]))^2" office:value-type="float" office:value="0.852071005917154" calcext:value-type="float">
            <text:p>0,852071005917154</text:p>
          </table:table-cell>
          <table:table-cell table:formula="of:=([.$D$9]-(87-[.D3]))^2" office:value-type="float" office:value="0.00591715976331411" calcext:value-type="float">
            <text:p>0,005917159763314</text:p>
          </table:table-cell>
          <table:table-cell table:formula="of:=([.$D$9]-(87-[.E3]))^2" office:value-type="float" office:value="1.15976331360947" calcext:value-type="float">
            <text:p>1,15976331360947</text:p>
          </table:table-cell>
          <table:table-cell table:formula="of:=([.$D$9]-(87-[.F3]))^2" office:value-type="float" office:value="35.0828402366864" calcext:value-type="float">
            <text:p>35,0828402366864</text:p>
          </table:table-cell>
          <table:table-cell table:formula="of:=([.$D$9]-(87-[.G3]))^2" office:value-type="float" office:value="1.15976331360947" calcext:value-type="float">
            <text:p>1,15976331360947</text:p>
          </table:table-cell>
          <table:table-cell table:formula="of:=([.$D$9]-(87-[.H3]))^2" office:value-type="float" office:value="1.15976331360947" calcext:value-type="float">
            <text:p>1,15976331360947</text:p>
          </table:table-cell>
          <table:table-cell table:formula="of:=([.$D$9]-(87-[.I3]))^2" office:value-type="float" office:value="1.15976331360947" calcext:value-type="float">
            <text:p>1,15976331360947</text:p>
          </table:table-cell>
          <table:table-cell table:formula="of:=([.$D$9]-(87-[.J3]))^2" office:value-type="float" office:value="1.15976331360947" calcext:value-type="float">
            <text:p>1,15976331360947</text:p>
          </table:table-cell>
          <table:table-cell table:formula="of:=([.$D$9]-(87-[.K3]))^2" office:value-type="float" office:value="1.15976331360947" calcext:value-type="float">
            <text:p>1,15976331360947</text:p>
          </table:table-cell>
          <table:table-cell table:formula="of:=([.$D$9]-(87-[.L3]))^2" office:value-type="float" office:value="1.15976331360947" calcext:value-type="float">
            <text:p>1,15976331360947</text:p>
          </table:table-cell>
          <table:table-cell table:formula="of:=([.$D$9]-(87-[.M3]))^2" office:value-type="float" office:value="0.00591715976331411" calcext:value-type="float">
            <text:p>0,0059171597633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M3])" office:value-type="float" office:value="14" calcext:value-type="float">
            <text:p>14</text:p>
          </table:table-cell>
          <table:table-cell table:formula="of:=SUM([.A4:.M4])" office:value-type="float" office:value="13" calcext:value-type="float">
            <text:p>13</text:p>
          </table:table-cell>
          <table:table-cell table:formula="of:=[.A8]/(87*[.B8])" office:value-type="float" office:value="0.0123784261715296" calcext:value-type="float">
            <text:p>0,01237842617153</text:p>
          </table:table-cell>
          <table:table-cell table:formula="of:=[.A8]/[.B8]" office:value-type="float" office:value="1.07692307692308" calcext:value-type="float">
            <text:p>1,07692307692308</text:p>
          </table:table-cell>
          <table:table-cell table:formula="of:=SQRT(SUM([.A5:.M5])/[.B8])" office:value-type="float" office:value="1.93992618660285" calcext:value-type="float">
            <text:p>1,93992618660285</text:p>
          </table:table-cell>
          <table:table-cell table:formula="of:=[.E8]/87" office:value-type="float" office:value="0.0222980021448603" calcext:value-type="float">
            <text:p>0,02229800214486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8762157382847" calcext:value-type="float">
            <text:p>0,98762157382847</text:p>
          </table:table-cell>
          <table:table-cell table:formula="of:=[.C9]*87" office:value-type="float" office:value="85.9230769230769" calcext:value-type="float">
            <text:p>85,9230769230769</text:p>
          </table:table-cell>
          <table:table-cell table:formula="of:=SQRT(SUM([.A6:.M6])/[.B8])" office:value-type="float" office:value="1.93992618660284" calcext:value-type="float">
            <text:p>1,93992618660284</text:p>
          </table:table-cell>
          <table:table-cell table:formula="of:=[.E9]/87" office:value-type="float" office:value="0.0222980021448603" calcext:value-type="float">
            <text:p>0,02229800214486</text:p>
          </table:table-cell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8" calcext:value-type="float">
            <text:p>208</text:p>
          </table:table-cell>
          <table:table-cell office:value-type="float" office:value="312" calcext:value-type="float">
            <text:p>312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table:number-columns-repeated="1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5+1" office:value-type="float" office:value="6" calcext:value-type="float">
            <text:p>6</text:p>
          </table:table-cell>
          <table:table-cell table:formula="of:=8+1" office:value-type="float" office:value="9" calcext:value-type="float">
            <text:p>9</text:p>
          </table:table-cell>
          <table:table-cell table:formula="of:=5+1" office:value-type="float" office:value="6" calcext:value-type="float">
            <text:p>6</text:p>
          </table:table-cell>
          <table:table-cell table:formula="of:=7+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2+6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4+2" office:value-type="float" office:value="6" calcext:value-type="float">
            <text:p>6</text:p>
          </table:table-cell>
          <table:table-cell table:formula="of:=3+3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([.A3]-[.$D$8])^2" office:value-type="float" office:value="32.4023668639053" calcext:value-type="float">
            <text:p>32,4023668639053</text:p>
          </table:table-cell>
          <table:table-cell table:formula="of:=([.B3]-[.$D$8])^2" office:value-type="float" office:value="0.0946745562130176" calcext:value-type="float">
            <text:p>0,094674556213018</text:p>
          </table:table-cell>
          <table:table-cell table:formula="of:=([.C3]-[.$D$8])^2" office:value-type="float" office:value="0.0946745562130176" calcext:value-type="float">
            <text:p>0,094674556213018</text:p>
          </table:table-cell>
          <table:table-cell table:formula="of:=([.D3]-[.$D$8])^2" office:value-type="float" office:value="10.9408284023669" calcext:value-type="float">
            <text:p>10,9408284023669</text:p>
          </table:table-cell>
          <table:table-cell table:formula="of:=([.E3]-[.$D$8])^2" office:value-type="float" office:value="0.0946745562130176" calcext:value-type="float">
            <text:p>0,094674556213018</text:p>
          </table:table-cell>
          <table:table-cell table:formula="of:=([.F3]-[.$D$8])^2" office:value-type="float" office:value="10.9408284023669" calcext:value-type="float">
            <text:p>10,9408284023669</text:p>
          </table:table-cell>
          <table:table-cell table:formula="of:=([.G3]-[.$D$8])^2" office:value-type="float" office:value="2.86390532544379" calcext:value-type="float">
            <text:p>2,86390532544379</text:p>
          </table:table-cell>
          <table:table-cell table:formula="of:=([.H3]-[.$D$8])^2" office:value-type="float" office:value="5.32544378698225" calcext:value-type="float">
            <text:p>5,32544378698225</text:p>
          </table:table-cell>
          <table:table-cell table:formula="of:=([.I3]-[.$D$8])^2" office:value-type="float" office:value="2.86390532544379" calcext:value-type="float">
            <text:p>2,86390532544379</text:p>
          </table:table-cell>
          <table:table-cell table:formula="of:=([.J3]-[.$D$8])^2" office:value-type="float" office:value="2.86390532544379" calcext:value-type="float">
            <text:p>2,86390532544379</text:p>
          </table:table-cell>
          <table:table-cell table:formula="of:=([.K3]-[.$D$8])^2" office:value-type="float" office:value="0.0946745562130176" calcext:value-type="float">
            <text:p>0,094674556213018</text:p>
          </table:table-cell>
          <table:table-cell table:formula="of:=([.L3]-[.$D$8])^2" office:value-type="float" office:value="0.0946745562130176" calcext:value-type="float">
            <text:p>0,094674556213018</text:p>
          </table:table-cell>
          <table:table-cell table:formula="of:=([.M3]-[.$D$8])^2" office:value-type="float" office:value="0.0946745562130176" calcext:value-type="float">
            <text:p>0,094674556213018</text:p>
          </table:table-cell>
          <table:table-cell table:number-columns-repeated="11"/>
        </table:table-row>
        <table:table-row table:style-name="ro1">
          <table:table-cell table:formula="of:=([.$D$9]-(87-[.A3]))^2" office:value-type="float" office:value="32.4023668639053" calcext:value-type="float">
            <text:p>32,4023668639053</text:p>
          </table:table-cell>
          <table:table-cell table:formula="of:=([.$D$9]-(87-[.B3]))^2" office:value-type="float" office:value="0.0946745562130171" calcext:value-type="float">
            <text:p>0,094674556213017</text:p>
          </table:table-cell>
          <table:table-cell table:formula="of:=([.$D$9]-(87-[.C3]))^2" office:value-type="float" office:value="0.0946745562130171" calcext:value-type="float">
            <text:p>0,094674556213017</text:p>
          </table:table-cell>
          <table:table-cell table:formula="of:=([.$D$9]-(87-[.D3]))^2" office:value-type="float" office:value="10.9408284023669" calcext:value-type="float">
            <text:p>10,9408284023669</text:p>
          </table:table-cell>
          <table:table-cell table:formula="of:=([.$D$9]-(87-[.E3]))^2" office:value-type="float" office:value="0.0946745562130171" calcext:value-type="float">
            <text:p>0,094674556213017</text:p>
          </table:table-cell>
          <table:table-cell table:formula="of:=([.$D$9]-(87-[.F3]))^2" office:value-type="float" office:value="10.9408284023669" calcext:value-type="float">
            <text:p>10,9408284023669</text:p>
          </table:table-cell>
          <table:table-cell table:formula="of:=([.$D$9]-(87-[.G3]))^2" office:value-type="float" office:value="2.86390532544379" calcext:value-type="float">
            <text:p>2,86390532544379</text:p>
          </table:table-cell>
          <table:table-cell table:formula="of:=([.$D$9]-(87-[.H3]))^2" office:value-type="float" office:value="5.32544378698224" calcext:value-type="float">
            <text:p>5,32544378698224</text:p>
          </table:table-cell>
          <table:table-cell table:formula="of:=([.$D$9]-(87-[.I3]))^2" office:value-type="float" office:value="2.86390532544379" calcext:value-type="float">
            <text:p>2,86390532544379</text:p>
          </table:table-cell>
          <table:table-cell table:formula="of:=([.$D$9]-(87-[.J3]))^2" office:value-type="float" office:value="2.86390532544379" calcext:value-type="float">
            <text:p>2,86390532544379</text:p>
          </table:table-cell>
          <table:table-cell table:formula="of:=([.$D$9]-(87-[.K3]))^2" office:value-type="float" office:value="0.0946745562130171" calcext:value-type="float">
            <text:p>0,094674556213017</text:p>
          </table:table-cell>
          <table:table-cell table:formula="of:=([.$D$9]-(87-[.L3]))^2" office:value-type="float" office:value="0.0946745562130171" calcext:value-type="float">
            <text:p>0,094674556213017</text:p>
          </table:table-cell>
          <table:table-cell table:formula="of:=([.$D$9]-(87-[.M3]))^2" office:value-type="float" office:value="0.0946745562130171" calcext:value-type="float">
            <text:p>0,0946745562130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M3])" office:value-type="float" office:value="74" calcext:value-type="float">
            <text:p>74</text:p>
          </table:table-cell>
          <table:table-cell table:formula="of:=SUM([.A4:.M4])" office:value-type="float" office:value="13" calcext:value-type="float">
            <text:p>13</text:p>
          </table:table-cell>
          <table:table-cell table:formula="of:=[.A8]/(87*[.B8])" office:value-type="float" office:value="0.0654288240495137" calcext:value-type="float">
            <text:p>0,065428824049514</text:p>
          </table:table-cell>
          <table:table-cell table:formula="of:=[.A8]/[.B8]" office:value-type="float" office:value="5.69230769230769" calcext:value-type="float">
            <text:p>5,69230769230769</text:p>
          </table:table-cell>
          <table:table-cell table:formula="of:=SQRT(SUM([.A5:.M5])/[.B8])" office:value-type="float" office:value="2.29998713657324" calcext:value-type="float">
            <text:p>2,29998713657324</text:p>
          </table:table-cell>
          <table:table-cell table:formula="of:=[.E8]/87" office:value-type="float" office:value="0.0264366337537154" calcext:value-type="float">
            <text:p>0,02643663375371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34571175950486" calcext:value-type="float">
            <text:p>0,934571175950486</text:p>
          </table:table-cell>
          <table:table-cell table:formula="of:=[.C9]*87" office:value-type="float" office:value="81.3076923076923" calcext:value-type="float">
            <text:p>81,3076923076923</text:p>
          </table:table-cell>
          <table:table-cell table:formula="of:=SQRT(SUM([.A6:.M6])/[.B8])" office:value-type="float" office:value="2.29998713657324" calcext:value-type="float">
            <text:p>2,29998713657324</text:p>
          </table:table-cell>
          <table:table-cell table:formula="of:=[.E9]/87" office:value-type="float" office:value="0.0264366337537154" calcext:value-type="float">
            <text:p>0,026436633753715</text:p>
          </table:table-cell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.00.0000</text:date>, <text:time style:data-style-name="N2" text:time-value="09:25:28.71321408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3-14T10:08:07.767526548</dc:date>
    <meta:editing-duration>PT10H14M27S</meta:editing-duration>
    <meta:editing-cycles>165</meta:editing-cycles>
    <meta:document-statistic meta:table-count="4" meta:cell-count="678" meta:object-count="0"/>
  </office:meta>
</office:document-meta>
</file>